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9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02422" calcext:value-type="float">
            <text:p>1024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7" table:formula="of:=[.E5]+[.E6]" office:value-type="float" office:value="166" calcext:value-type="float">
            <text:p>166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66" calcext:value-type="float">
            <text:p>166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0" calcext:value-type="float">
            <text:p>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66" calcext:value-type="float">
            <text:p>166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0" calcext:value-type="float">
            <text:p>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00/00/0000</text:date>, <text:time style:data-style-name="N2" text:time-value="12:37:51.247597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20-11-10T13:28:35.488775587</dc:date>
    <meta:editing-duration>P1DT13H36M15S</meta:editing-duration>
    <meta:editing-cycles>11</meta:editing-cycles>
    <meta:generator>LibreOffice/5.1.6.2$Linux_X86_64 LibreOffice_project/10m0$Build-2</meta:generator>
    <meta:document-statistic meta:table-count="3" meta:cell-count="41" meta:object-count="0"/>
  </office:meta>
</office:document-meta>
</file>